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Star Jedi Outline" svg:font-family="'Star Jedi Outline'" style:font-pitch="variable"/>
    <style:font-face style:name="StarJedi Special Edition" svg:font-family="'StarJedi Special Editi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085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25pt" fo:font-weight="bold" officeooo:rsid="0008085d" officeooo:paragraph-rsid="0008085d" style:font-size-asian="21.8500003814697pt" style:font-weight-asian="bold" style:font-size-complex="2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ourier New" fo:font-size="20pt" officeooo:rsid="0008085d" officeooo:paragraph-rsid="0008085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20pt" officeooo:rsid="0008085d" officeooo:paragraph-rsid="0008085d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StarJedi Special Edition" fo:font-size="50pt" officeooo:rsid="0008085d" officeooo:paragraph-rsid="0008085d" style:font-size-asian="50pt" style:font-size-complex="50pt"/>
    </style:style>
    <style:style style:name="P6" style:family="paragraph" style:parent-style-name="Standard">
      <style:paragraph-properties fo:text-align="start" style:justify-single-word="false"/>
      <style:text-properties officeooo:paragraph-rsid="0008085d"/>
    </style:style>
    <style:style style:name="P7" style:family="paragraph" style:parent-style-name="Text_20_body">
      <style:text-properties style:font-name="DejaVu Sans Mono" officeooo:rsid="0008085d" officeooo:paragraph-rsid="0008085d"/>
    </style:style>
    <style:style style:name="P8" style:family="paragraph" style:parent-style-name="Text_20_body" style:list-style-name="L3">
      <style:text-properties style:font-name="DejaVu Sans Mono" officeooo:rsid="0008085d" officeooo:paragraph-rsid="0008085d"/>
    </style:style>
    <style:style style:name="P9" style:family="paragraph" style:parent-style-name="Text_20_body" style:list-style-name="L3">
      <style:text-properties officeooo:paragraph-rsid="0008085d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08085d"/>
    </style:style>
    <style:style style:name="T2" style:family="text">
      <style:text-properties style:font-name="Courier New" officeooo:rsid="0008085d"/>
    </style:style>
    <style:style style:name="T3" style:family="text">
      <style:text-properties style:font-name="Courier New" fo:font-size="20pt" officeooo:rsid="0008085d" style:font-size-asian="20pt" style:font-size-complex="20pt"/>
    </style:style>
    <style:style style:name="T4" style:family="text">
      <style:text-properties style:font-name="Courier New" fo:font-size="25pt" fo:font-weight="bold" officeooo:rsid="0008085d" style:font-size-asian="21.8500003814697pt" style:font-weight-asian="bold" style:font-size-complex="25pt" style:font-weight-complex="bold"/>
    </style:style>
    <style:style style:name="T5" style:family="text">
      <style:text-properties officeooo:rsid="0008085d" style:font-size-asian="20pt" style:font-size-complex="20pt"/>
    </style:style>
    <style:style style:name="T6" style:family="text">
      <style:text-properties style:font-name="DejaVu Sans Mono" officeooo:rsid="00080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oyecto para</text:span></text:p>
      <text:p text:style-name="P5">Metodología</text:p>
      <text:p text:style-name="P5">de la</text:p>
      <text:p text:style-name="P5">investig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4">Integrantes:</text:span></text:p>
      <text:list xml:id="list2951658576" text:style-name="L1">
        <text:list-item>
          <text:p text:style-name="P3">Panasiti, Juan Marcelo</text:p>
        </text:list-item>
        <text:list-item>
          <text:p text:style-name="P3">Fracapani, Fabricio</text:p>
        </text:list-item>
        <text:list-item>
          <text:p text:style-name="P3">Martinez, Matias</text:p>
        </text:list-item>
        <text:list-item>
          <text:p text:style-name="P3">Aravena, Julio</text:p>
        </text:list-item>
      </text:list>
      <text:p text:style-name="P4"/>
      <text:h text:style-name="P10" text:outline-level="1"><text:bookmark text:name="yui_3_17_2_1_1555868947266_833"/>Descripción</text:h>
      <text:h text:style-name="Heading_20_1" text:outline-level="1">Objetivo</text:h>
      <text:h text:style-name="Heading_20_1" text:outline-level="1"><text:span text:style-name="T1">P</text:span>lanificación</text:h>
      <text:h text:style-name="Heading_20_1" text:outline-level="1"/>
      <text:p text:style-name="P7">Links:</text:p>
      <text:list xml:id="list2177370326" text:style-name="L3">
        <text:list-item>
          <text:p text:style-name="P9"><text:span text:style-name="T6">Documentación: </text:span><text:a xlink:type="simple" xlink:href="https://github.com/juanpanasiti/Proyecto-MdI-2019-Documentacion" text:style-name="Internet_20_link" text:visited-style-name="Visited_20_Internet_20_Link">https://github.com/juanpanasiti/Proyecto-MdI-2019-Documentacion</text:a></text:p>
        </text:list-item>
        <text:list-item>
          <text:p text:style-name="P8">App Cliente:</text:p>
        </text:list-item>
        <text:list-item>
          <text:p text:style-name="P8">App Comerciante: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Star Jedi Outline" svg:font-family="'Star Jedi Outline'" style:font-pitch="variable"/>
    <style:font-face style:name="StarJedi Special Edition" svg:font-family="'StarJedi Special Editi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4:52:30.190312370</meta:creation-date>
    <dc:date>2019-04-21T19:02:38.728612073</dc:date>
    <meta:editing-duration>PT3H59M58S</meta:editing-duration>
    <meta:editing-cycles>1</meta:editing-cycles>
    <meta:document-statistic meta:table-count="0" meta:image-count="0" meta:object-count="0" meta:page-count="2" meta:paragraph-count="16" meta:word-count="33" meta:character-count="276" meta:non-whitespace-character-count="266"/>
    <meta:generator>LibreOffice/6.0.7.3$Linux_X86_64 LibreOffice_project/00m0$Build-3</meta:generator>
  </office:meta>
</office:document-meta>
</file>